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90bcf" officeooo:paragraph-rsid="00190bcf" style:font-size-asian="13.1000003814697pt" style:font-size-complex="15pt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15pt" officeooo:rsid="00190bcf" officeooo:paragraph-rsid="00190bcf" style:font-size-asian="15pt" style:font-size-complex="15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5pt" officeooo:rsid="00190bcf" officeooo:paragraph-rsid="0020effb" style:font-size-asian="15pt" style:font-size-complex="15pt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5pt" officeooo:rsid="001fc5e7" officeooo:paragraph-rsid="001fc5e7" style:font-size-asian="15pt" style:font-size-complex="15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5pt" officeooo:rsid="001c6f0d" officeooo:paragraph-rsid="001c6f0d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5pt" officeooo:rsid="001c7c79" officeooo:paragraph-rsid="001c7c79" style:font-size-asian="15pt" style:font-size-complex="15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5pt" officeooo:paragraph-rsid="001c7c79" style:font-size-asian="15pt" style:font-size-complex="15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5pt" officeooo:rsid="001e98ff" officeooo:paragraph-rsid="001e98ff" style:font-size-asian="15pt" style:font-size-complex="15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5pt" officeooo:rsid="001ef62e" officeooo:paragraph-rsid="001ef62e" style:font-size-asian="15pt" style:font-size-complex="15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5pt" officeooo:paragraph-rsid="001dfc46"/>
    </style:style>
    <style:style style:name="P11" style:family="paragraph" style:parent-style-name="Standard">
      <style:paragraph-properties fo:text-align="justify" style:justify-single-word="false"/>
      <style:text-properties officeooo:paragraph-rsid="0020effb"/>
    </style:style>
    <style:style style:name="P12" style:family="paragraph" style:parent-style-name="Standard">
      <style:paragraph-properties fo:text-align="justify" style:justify-single-word="false"/>
      <style:text-properties officeooo:rsid="001fc5e7" officeooo:paragraph-rsid="001fc5e7"/>
    </style:style>
    <style:style style:name="T1" style:family="text">
      <style:text-properties officeooo:rsid="001b0289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b0289"/>
    </style:style>
    <style:style style:name="T4" style:family="text">
      <style:text-properties style:text-position="super 58%" officeooo:rsid="001c0535"/>
    </style:style>
    <style:style style:name="T5" style:family="text">
      <style:text-properties style:text-position="super 58%" officeooo:rsid="001dfc46" style:font-size-asian="15pt" style:font-size-complex="15pt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1b0289"/>
    </style:style>
    <style:style style:name="T8" style:family="text">
      <style:text-properties style:text-position="0% 100%" officeooo:rsid="001c0535"/>
    </style:style>
    <style:style style:name="T9" style:family="text">
      <style:text-properties style:text-position="0% 100%" officeooo:rsid="001c6f0d"/>
    </style:style>
    <style:style style:name="T10" style:family="text">
      <style:text-properties style:text-position="0% 100%" officeooo:rsid="001c7c79"/>
    </style:style>
    <style:style style:name="T11" style:family="text">
      <style:text-properties style:text-position="0% 100%" officeooo:rsid="001dfc46" style:font-size-asian="15pt" style:font-size-complex="15pt"/>
    </style:style>
    <style:style style:name="T12" style:family="text">
      <style:text-properties style:text-position="0% 100%" officeooo:rsid="001e98ff" style:font-size-asian="15pt" style:font-size-complex="15pt"/>
    </style:style>
    <style:style style:name="T13" style:family="text">
      <style:text-properties style:text-position="0% 100%" officeooo:rsid="001ef62e" style:font-size-asian="15pt" style:font-size-complex="15pt"/>
    </style:style>
    <style:style style:name="T14" style:family="text">
      <style:text-properties style:text-position="0% 100%" officeooo:rsid="0020effb" style:font-size-asian="15pt" style:font-size-complex="15pt"/>
    </style:style>
    <style:style style:name="T15" style:family="text">
      <style:text-properties style:text-position="0% 100%" officeooo:rsid="0020effb"/>
    </style:style>
    <style:style style:name="T16" style:family="text">
      <style:text-properties officeooo:rsid="001c7c79"/>
    </style:style>
    <style:style style:name="T17" style:family="text">
      <style:text-properties fo:font-variant="normal" fo:text-transform="none" fo:color="#000000" style:font-name="Liberation Serif" fo:font-size="15pt" fo:letter-spacing="normal" fo:font-style="normal" fo:font-weight="normal" officeooo:rsid="001fc5e7" style:font-size-asian="15pt" style:font-size-complex="15pt"/>
    </style:style>
    <style:style style:name="T18" style:family="text">
      <style:text-properties style:font-name="Liberation Serif" fo:font-size="15pt" style:font-size-asian="15pt" style:font-size-complex="15pt"/>
    </style:style>
    <style:style style:name="T19" style:family="text">
      <style:text-properties style:font-name="Liberation Serif" fo:font-size="15pt" officeooo:rsid="001ef62e" style:font-size-asian="15pt" style:font-size-complex="15pt"/>
    </style:style>
    <style:style style:name="T20" style:family="text">
      <style:text-properties style:font-name="Liberation Serif" fo:font-size="15pt" officeooo:rsid="001fc5e7" style:font-size-asian="15pt" style:font-size-complex="15pt"/>
    </style:style>
    <style:style style:name="T21" style:family="text">
      <style:text-properties style:font-name="Liberation Serif" fo:font-size="15pt" officeooo:rsid="0020effb" style:font-size-asian="15pt" style:font-size-complex="15pt"/>
    </style:style>
    <style:style style:name="T22" style:family="text">
      <style:text-properties style:font-name="Liberation Serif" fo:font-size="15pt" fo:language="it" fo:country="IT" style:font-size-asian="15pt" style:font-size-complex="15pt"/>
    </style:style>
    <style:style style:name="T23" style:family="text">
      <style:text-properties officeooo:rsid="001dfc46"/>
    </style:style>
    <style:style style:name="T24" style:family="text">
      <style:text-properties fo:language="it" fo:country="IT" officeooo:rsid="001fc5e7"/>
    </style:style>
    <style:style style:name="T25" style:family="text">
      <style:text-properties officeooo:rsid="001dfc46" style:font-size-asian="15pt" style:font-size-complex="15pt"/>
    </style:style>
    <style:style style:name="T26" style:family="text">
      <style:text-properties officeooo:rsid="0020effb" style:font-size-asian="15pt" style:font-size-complex="15pt"/>
    </style:style>
    <style:style style:name="T27" style:family="text">
      <style:text-properties officeooo:rsid="0020ef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SUMMER HOLIDAYS</text:p>
      <text:p text:style-name="P2"/>
      <text:p text:style-name="P3">When the school ended I was very happy!</text:p>
      <text:p text:style-name="P3"><text:span text:style-name="T27">I</text:span>n the first week <text:span text:style-name="T1">after school</text:span> <text:span text:style-name="T1">I stayed at home but from the 19</text:span><text:span text:style-name="T3">th</text:span><text:span text:style-name="T7"> of </text:span><text:span text:style-name="T8">June to 7</text:span><text:span text:style-name="T4">th </text:span><text:span text:style-name="T8">of July I d</text:span><text:span text:style-name="T15">id</text:span><text:span text:style-name="T8"> the animator in a summer camp organized by the church. It was a fantastic experience, I met a lot of my friends and </text:span><text:span text:style-name="T9">I stayed with a lot of children about one-hundred!</text:span></text:p>
      <text:p text:style-name="P5"><text:span text:style-name="T6">We did some dances, labs and a lot of games like soccer, volleyball, sack race and more; there was </text:span><text:span text:style-name="T10">also a ping pong and a table football. I </text:span><text:span text:style-name="T15">felt </text:span><text:span text:style-name="T10">so good with the others animators and the children!</text:span></text:p>
      <text:p text:style-name="P6"><text:span text:style-name="T6">In the 8</text:span><text:span text:style-name="T2">th</text:span><text:span text:style-name="T6"> of July I went in Colfosco, a little town in Alta Badia near Corvara.</text:span></text:p>
      <text:p text:style-name="P7"><text:span text:style-name="T10">In the first day my family and I left for an</text:span> <text:span text:style-name="T16">excursion, we returned to the hotel at about 16:00 and then I did a very relaxing sauna!</text:span></text:p>
      <text:p text:style-name="P6">In the second day we rent<text:span text:style-name="T23">ed</text:span> an electric bike <text:span text:style-name="T27">to</text:span> do an amazing <text:span text:style-name="T23">track, then we returned at home.</text:span></text:p>
      <text:p text:style-name="P10"><text:span text:style-name="T26">In t</text:span><text:span text:style-name="T25">he next two weeks I did</text:span><text:span text:style-name="T26">n't do </text:span><text:span text:style-name="T25">anything </text:span><text:span text:style-name="T26">interesting </text:span><text:span text:style-name="T25">but in the 23</text:span><text:span text:style-name="T5">th</text:span><text:span text:style-name="T11"> of July I went in </text:span><text:span text:style-name="T12">F</text:span><text:span text:style-name="T11">orni </text:span><text:span text:style-name="T12">D</text:span><text:span text:style-name="T11">i </text:span><text:span text:style-name="T12">S</text:span><text:span text:style-name="T11">otto </text:span><text:span text:style-name="T12">with the animator and the children </text:span><text:span text:style-name="T14">who</text:span><text:span text:style-name="T12"> were in the summer camp. It was a fantastic week, without parents and another stress, we stayed very good all toget</text:span><text:span text:style-name="T13">h</text:span><text:span text:style-name="T12">er!</text:span></text:p>
      <text:p text:style-name="P8"><text:span text:style-name="T6">From the 2</text:span><text:span text:style-name="T2">nd</text:span><text:span text:style-name="T6"> to 10</text:span><text:span text:style-name="T2">th </text:span><text:span text:style-name="T6">of August my family and I went in Rodi an island of Greek archipelago near Turkey. </text:span></text:p>
      <text:p text:style-name="P9">The vegetation of the island was dry but the see was fantastic, <text:span text:style-name="T27">the</text:span> <text:span text:style-name="T24">water</text:span> was limpid and clear and there was a lot of fish.</text:p>
      <text:p text:style-name="P11"><text:span text:style-name="T19">Our hotel was very big , it has 1500 rooms! In the middle of the built there was a </text:span><text:span text:style-name="T20">big swimmi</text:span><text:span text:style-name="T21">n</text:span><text:span text:style-name="T20">g pool, near this there were a</text:span><text:span text:style-name="T21">n</text:span><text:span text:style-name="T20"> amphitheat</text:span><text:span text:style-name="T21">re</text:span><text:span text:style-name="T17">, two tennis</text:span><text:span text:style-name="T18"> </text:span><text:span text:style-name="T20">court</text:span><text:span text:style-name="T21">s</text:span><text:span text:style-name="T20">, a soccer court and mini-golf.</text:span></text:p>
      <text:p text:style-name="P12"><text:span text:style-name="T21">There</text:span><text:span text:style-name="T18"> w</text:span><text:span text:style-name="T21">ere</text:span><text:span text:style-name="T18"> very relaxing day</text:span><text:span text:style-name="T21">s,</text:span><text:span text:style-name="T18"> </text:span><text:span text:style-name="T22">I</text:span><text:span text:style-name="T18"> </text:span><text:span text:style-name="T22">don't</text:span><text:span text:style-name="T18"> forget it!</text:span></text:p>
      <text:p text:style-name="P4">This was my summer holiday mabye my best summe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2T10:24:00.072000000</meta:creation-date>
    <dc:date>2017-09-07T13:43:10.546000000</dc:date>
    <meta:editing-duration>PT3H33M53S</meta:editing-duration>
    <meta:editing-cycles>6</meta:editing-cycles>
    <meta:generator>LibreOffice/4.3.5.2$Windows_x86 LibreOffice_project/3a87456aaa6a95c63eea1c1b3201acedf0751bd5</meta:generator>
    <meta:document-statistic meta:table-count="0" meta:image-count="0" meta:object-count="0" meta:page-count="1" meta:paragraph-count="13" meta:word-count="317" meta:character-count="1595" meta:non-whitespace-character-count="1290"/>
  </office:meta>
</office:document-meta>
</file>